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13.951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18.09cm"/>
    </style:style>
    <style:style style:name="co6" style:family="table-column">
      <style:table-column-properties fo:break-before="auto" style:column-width="39.333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PGA_buffer_board_v1.4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electronics/projects/FPGA_buffer_board/v1.4/FPGA_buffer_board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lun 07 feb 2022 17:51:46 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88~ubuntu18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Tantalum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apacitor_Tantalum_SMD:CP_EIA-3528-12_Kemet-T_Pad1.50x2.35mm_HandSolder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3, C4, C5, C6, C7, C8, C9, C10, C11, C12, C13, C16, C1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14, C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/short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(red)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my_footprints:LED_D3.0mm_Horizontal_O1.27mm_Z6.0mm</text:p>
          </table:table-cell>
          <table:table-cell office:value-type="string" calcext:value-type="string">
            <text:p>Light emitting diode, filled shape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 (green)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my_footprints:LED_D3.0mm_Horizontal_O1.27mm_Z6.0mm</text:p>
          </table:table-cell>
          <table:table-cell office:value-type="string" calcext:value-type="string">
            <text:p>Light emitting diode, filled shape</text:p>
          </table:table-cell>
          <table:table-cell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clk (green)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my_footprints:LED_D3.0mm_Horizontal_O1.27mm_Z6.0mm</text:p>
          </table:table-cell>
          <table:table-cell office:value-type="string" calcext:value-type="string">
            <text:p>Light emitting diode, filled shape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a supply jack 2.1mm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TerminalBlock_MetzConnect:TerminalBlock_MetzConnect_Type055_RT01502HDWU_1x02_P5.0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/-15V, 5V from rack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JST:JST_VH_B5P-VH_1x05_P3.96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8-15, IO34-4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0-7, IO26-33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-A1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a PMOD JB</text:p>
          </table:table-cell>
          <table:table-cell office:value-type="string" calcext:value-type="string">
            <text:p>Conn_02x06_Top_Bottom</text:p>
          </table:table-cell>
          <table:table-cell office:value-type="string" calcext:value-type="string">
            <text:p>my_footprints:PinHeader_2x06_P2.54mm_Vertical_SMD_PMOD</text:p>
          </table:table-cell>
          <table:table-cell office:value-type="string" calcext:value-type="string">
            <text:p>Generic connector, double row, 02x06, top/bottom pin numbering scheme (row 1: 1...pins_per_row, row2: pins_per_row+1 ... num_pin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a PMOD JA</text:p>
          </table:table-cell>
          <table:table-cell office:value-type="string" calcext:value-type="string">
            <text:p>Conn_02x06_Top_Bottom</text:p>
          </table:table-cell>
          <table:table-cell office:value-type="string" calcext:value-type="string">
            <text:p>my_footprints:PinHeader_2x06_P2.54mm_Vertical_SMD_PMOD</text:p>
          </table:table-cell>
          <table:table-cell office:value-type="string" calcext:value-type="string">
            <text:p>Generic connector, double row, 02x06, top/bottom pin numbering scheme (row 1: 1...pins_per_row, row2: pins_per_row+1 ... num_pin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out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PinHeader_2.54mm:PinHeader_2x25_P2.54mm_Vertical_SMD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rack</text:p>
          </table:table-cell>
          <table:table-cell office:value-type="string" calcext:value-type="string">
            <text:p>Conn_02x32_Row_Letter_First</text:p>
          </table:table-cell>
          <table:table-cell office:value-type="string" calcext:value-type="string">
            <text:p>my_footprints:rack_backplane_bus_2x32</text:p>
          </table:table-cell>
          <table:table-cell office:value-type="string" calcext:value-type="string">
            <text:p>Generic connector, double row, 02x32, row letter first pin numbering scheme (pin number consists of a letter for the row and a number for the pin index in this row. a1, ..., aN; b1, ..., bN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my_footprints:SMA_RS_903-9388_EdgeMount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_Vertical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_Vertical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my_footprints:SMA_RS_903-9388_EdgeMount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_Vertical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_Vertical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gther I/O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PinHeader_2.54mm:PinHeader_2x25_P2.54mm_Vertical_SMD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 in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my_footprints:SMA_RS_903-9388_EdgeMount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 out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my_footprints:SMA_RS_903-9388_EdgeMount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LVDS_in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_Vertical</text:p>
          </table:table-cell>
          <table:table-cell office:value-type="string" calcext:value-type="string">
            <text:p>coaxial connector (BNC, SMA, SMB, SMC, Cinch/RCA, ...)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be select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enable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gther I/O direction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A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B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office:value-type="string" calcext:value-type="string">
            <text:p>J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J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OUT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J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R5, R6, R29,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, R11, R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3, R14, R15, R16, R17, R18, R19, R20, 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, R22, R23, R24, R25, R26, R27, R2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0, R31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2, R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/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/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/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6, R37, R38, R39,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0, R41, 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3, TP4, TP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b_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b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be_0(2)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be_1(2)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0(2)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ou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U1, U2, U3, U4, U7, U8, U9, U10,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74HCT541</text:p>
          </table:table-cell>
          <table:table-cell office:value-type="string" calcext:value-type="string">
            <text:p>Package_SO:SOIC-20W_7.5x12.8mm_P1.27mm</text:p>
          </table:table-cell>
          <table:table-cell office:value-type="string" calcext:value-type="string">
            <text:p>8-bit Buffer/Line Driver 3-state outputs</text:p>
          </table:table-cell>
          <table:table-cell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06</text:p>
          </table:table-cell>
          <table:table-cell office:value-type="string" calcext:value-type="string">
            <text:p>74LS07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ex Buffers and Drivers With Open Collector High Voltage Outputs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3G17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Triple Buffer Schmitt, Low-Voltage CMOS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10EPT20</text:p>
          </table:table-cell>
          <table:table-cell office:value-type="string" calcext:value-type="string">
            <text:p>my_footprints:MC10EPT20_TSSOP_S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6957xMS-2</text:p>
          </table:table-cell>
          <table:table-cell office:value-type="string" calcext:value-type="string">
            <text:p>Package_SO:MSOP-12_3x4mm_P0.65mm</text:p>
          </table:table-cell>
          <table:table-cell office:value-type="string" calcext:value-type="string">
            <text:p>Low Phase Noise, Dual Output Buffer/Driver/Logic Converter, LVDS, MSOP-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6T18:11:06.201720643</dc:date>
    <meta:editing-duration>PT47S</meta:editing-duration>
    <meta:editing-cycles>1</meta:editing-cycles>
    <meta:document-statistic meta:table-count="1" meta:cell-count="424" meta:object-count="0"/>
    <meta:generator>LibreOffice/6.4.7.2$Linux_X86_64 LibreOffice_project/40$Build-2</meta:generator>
  </office:meta>
</office:document-meta>
</file>